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87cm"/>
    </style:style>
    <style:style style:name="co8" style:family="table-column">
      <style:table-column-properties fo:break-before="auto" style:column-width="5.054cm"/>
    </style:style>
    <style:style style:name="co9" style:family="table-column">
      <style:table-column-properties fo:break-before="auto" style:column-width="6.033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39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473cm" fo:break-before="auto" style:use-optimal-row-height="false"/>
    </style:style>
    <style:style style:name="ta1" style:family="table" style:master-page-name="PageStyle_5f_Recap">
      <style:table-properties table:display="true" style:writing-mode="lr-tb"/>
    </style:style>
    <style:style style:name="ta2" style:family="table" style:master-page-name="PageStyle_5f_liste_20_des_20_taches">
      <style:table-properties table:display="true" style:writing-mode="lr-tb"/>
    </style:style>
    <style:style style:name="ta3" style:family="table" style:master-page-name="PageStyle_5f_avancement_20_projet">
      <style:table-properties table:display="true" style:writing-mode="lr-tb"/>
    </style:style>
    <style:style style:name="ta4" style:family="table" style:master-page-name="PageStyle_5f_detail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6" style:family="table-cell" style:parent-style-name="Default" style:data-style-name="N121">
      <style:table-cell-properties fo:background-color="#ffe599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95dc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0">
      <style:table-cell-properties fo:background-color="#95dcf7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95dcf7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7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42" style:family="table-cell" style:parent-style-name="Default" style:data-style-name="N11"/>
    <style:style style:name="ce12" style:family="table-cell" style:parent-style-name="Default">
      <style:table-cell-properties fo:background-color="#95dc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ca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18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Avancement</text:p>
          </table:table-cell>
          <table:table-cell table:style-name="ce6" table:formula="of:=[$'avancement projet'.D2]" office:value-type="percentage" office:value="0.479913137893594" calcext:value-type="percentage">
            <text:p>47,99%</text:p>
          </table:table-cell>
          <table:table-cell table:number-columns-repeated="4"/>
          <table:table-cell table:style-name="ce32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/>
          <table:table-cell table:number-columns-repeated="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5"/>
          <table:table-cell table:style-name="ce34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Somme-Estimation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tiela</text:p>
          </table:table-cell>
          <table:table-cell table:formula="of:=SUMIF([$'liste des taches'.J:.J];[.A12];[$'liste des taches'.F:.F])" office:value-type="float" office:value="155" calcext:value-type="float">
            <text:p>155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mella</text:p>
          </table:table-cell>
          <table:table-cell table:formula="of:=SUMIF([$'liste des taches'.J:.J];[.A13];[$'liste des taches'.F:.F])" office:value-type="float" office:value="141" calcext:value-type="float">
            <text:p>141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oussena</text:p>
          </table:table-cell>
          <table:table-cell table:formula="of:=SUMIF([$'liste des taches'.J:.J];[.A14];[$'liste des taches'.F:.F])" office:value-type="float" office:value="146" calcext:value-type="float">
            <text:p>146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OTAL RSULT</text:p>
          </table:table-cell>
          <table:table-cell table:formula="of:=SUM([.B12:.B14])" office:value-type="float" office:value="442" calcext:value-type="float">
            <text:p>442</text:p>
          </table:table-cell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8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3"/>
          <table:table-cell table:style-name="ce34"/>
          <table:table-cell table:number-columns-repeated="1016"/>
        </table:table-row>
        <table:table-row table:style-name="ro1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33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34"/>
          <table:table-cell table:style-name="ce33"/>
          <table:table-cell table:number-columns-repeated="1016"/>
        </table:table-row>
        <table:table-row table:style-name="ro1">
          <table:table-cell table:number-columns-repeated="6"/>
          <table:table-cell table:style-name="ce36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" table:number-rows-repeated="96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e des taches" table:style-name="ta2">
        <office:forms form:automatic-focus="false" form:apply-design-mode="false"/>
        <table:table-column table:style-name="co4" table:number-columns-repeated="11" table:default-cell-style-name="Default"/>
        <table:table-column table:style-name="co3" table:number-columns-repeated="17" table:default-cell-style-name="Default"/>
        <table:table-column table:style-name="co5" table:number-columns-repeated="996" table:default-cell-style-name="Default"/>
        <table:table-row table:style-name="ro3">
          <table:table-cell table:style-name="ce27" office:value-type="string" calcext:value-type="string">
            <text:p>Ligne</text:p>
          </table:table-cell>
          <table:table-cell table:style-name="ce32" office:value-type="string" calcext:value-type="string">
            <text:p>Module</text:p>
          </table:table-cell>
          <table:table-cell table:style-name="ce32" office:value-type="string" calcext:value-type="string">
            <text:p>Nom pag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Estimation</text:p>
          </table:table-cell>
          <table:table-cell table:style-name="ce32" office:value-type="string" calcext:value-type="string">
            <text:p>Temps passé</text:p>
          </table:table-cell>
          <table:table-cell table:style-name="ce32" office:value-type="string" calcext:value-type="string">
            <text:p>Reste à faire</text:p>
          </table:table-cell>
          <table:table-cell table:style-name="ce32" office:value-type="string" calcext:value-type="string">
            <text:p>Avancement</text:p>
          </table:table-cell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Status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/>
          <table:table-cell table:style-name="ce33" office:value-type="string" calcext:value-type="string">
            <text:p>integration globale du framework Flighten </text:p>
          </table:table-cell>
          <table:table-cell table:style-name="ce33" office:value-type="string" calcext:value-type="string">
            <text:p>Integration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table:formula="of:=[.F2]-[.G2]" office:value-type="float" office:value="0" calcext:value-type="float">
            <text:p>0</text:p>
          </table:table-cell>
          <table:table-cell table:style-name="ce35" table:formula="of:=([.G2]/([.G2]+[.H2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header.php</text:p>
          </table:table-cell>
          <table:table-cell table:style-name="ce34" office:value-type="string" calcext:value-type="string">
            <text:p>en tete pour toutes les pages <text:s/></text:p>
          </table:table-cell>
          <table:table-cell table:style-name="ce33" office:value-type="string" calcext:value-type="string">
            <text:p>Integration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table:formula="of:=[.F3]-[.G3]" office:value-type="float" office:value="0" calcext:value-type="float">
            <text:p>0</text:p>
          </table:table-cell>
          <table:table-cell table:style-name="ce35" table:formula="of:=([.G3]/([.G3]+[.H3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footer.php</text:p>
          </table:table-cell>
          <table:table-cell table:style-name="ce33" office:value-type="string" calcext:value-type="string">
            <text:p>pied de page pour toutes les pages</text:p>
          </table:table-cell>
          <table:table-cell table:style-name="ce33" office:value-type="string" calcext:value-type="string">
            <text:p>Integration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table:formula="of:=[.F4]-[.G4]" office:value-type="float" office:value="0" calcext:value-type="float">
            <text:p>0</text:p>
          </table:table-cell>
          <table:table-cell table:style-name="ce35" table:formula="of:=([.G4]/([.G4]+[.H4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Routes.php</text:p>
          </table:table-cell>
          <table:table-cell table:style-name="ce33" office:value-type="string" calcext:value-type="string">
            <text:p>configuration URL (routes) </text:p>
          </table:table-cell>
          <table:table-cell table:style-name="ce33" office:value-type="string" calcext:value-type="string">
            <text:p>Integration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formula="of:=[.F5]-[.G5]" office:value-type="float" office:value="1" calcext:value-type="float">
            <text:p>1</text:p>
          </table:table-cell>
          <table:table-cell table:style-name="ce35" table:formula="of:=([.G5]/([.G5]+[.H5]))" office:value-type="percentage" office:value="0.928571428571429" calcext:value-type="percentage">
            <text:p>92,86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wip</text:p>
          </table:table-cell>
          <table:table-cell table:number-columns-repeated="1013"/>
        </table:table-row>
        <table:table-row table:style-name="ro3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Integration Framework</text:p>
          </table:table-cell>
          <table:table-cell table:style-name="ce33" office:value-type="string" calcext:value-type="string">
            <text:p>index.php</text:p>
          </table:table-cell>
          <table:table-cell table:style-name="ce33" office:value-type="string" calcext:value-type="string">
            <text:p>Point d’entrée public (bootstrap App)</text:p>
          </table:table-cell>
          <table:table-cell table:style-name="ce33" office:value-type="string" calcext:value-type="string">
            <text:p>Integration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6]/([.G6]+[.H6]))" office:value-type="percentage" office:value="1" calcext:value-type="percentage">
            <text:p>100,00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6" calcext:value-type="float">
            <text:p>6</text:p>
          </table:table-cell>
          <table:table-cell table:style-name="ce33" table:number-columns-repeated="7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>
            <text:p>Base de donnees</text:p>
          </table:table-cell>
          <table:table-cell table:style-name="ce33" office:value-type="string" calcext:value-type="string">
            <text:p>Schema.sql</text:p>
          </table:table-cell>
          <table:table-cell table:style-name="ce33" office:value-type="string" calcext:value-type="string">
            <text:p>Creation table villes/ types_besoin/ besoins/ dons/ dispatch + données seed</text:p>
          </table:table-cell>
          <table:table-cell table:style-name="ce33" office:value-type="string" calcext:value-type="string">
            <text:p>dev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F8]-[.G8]" office:value-type="float" office:value="4" calcext:value-type="float">
            <text:p>4</text:p>
          </table:table-cell>
          <table:table-cell table:style-name="ce35" table:formula="of:=([.G8]/([.G8]+[.H8]))" office:value-type="percentage" office:value="0.714285714285714" calcext:value-type="percentage">
            <text:p>71,43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8" calcext:value-type="float">
            <text:p>8</text:p>
          </table:table-cell>
          <table:table-cell table:style-name="ce34" office:value-type="string" calcext:value-type="string">
            <text:p>Base de donnees</text:p>
          </table:table-cell>
          <table:table-cell table:style-name="ce34" office:value-type="string" calcext:value-type="string">
            <text:p>database.php</text:p>
          </table:table-cell>
          <table:table-cell table:style-name="ce34" office:value-type="string" calcext:value-type="string">
            <text:p>configuration connexion Mysql (PDO)</text:p>
          </table:table-cell>
          <table:table-cell table:style-name="ce34" office:value-type="string" calcext:value-type="string">
            <text:p>dev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F9]-[.G9]" office:value-type="float" office:value="2" calcext:value-type="float">
            <text:p>2</text:p>
          </table:table-cell>
          <table:table-cell table:style-name="ce35" table:formula="of:=([.G9]/([.G9]+[.H9]))" office:value-type="percentage" office:value="0.833333333333333" calcext:value-type="percentage">
            <text:p>83,33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9" calcext:value-type="float">
            <text:p>9</text:p>
          </table:table-cell>
          <table:table-cell table:style-name="ce34" table:number-columns-repeated="5"/>
          <table:table-cell table:style-name="ce33" table:number-columns-repeated="2"/>
          <table:table-cell table:style-name="ce35"/>
          <table:table-cell table:style-name="ce36"/>
          <table:table-cell table:style-name="ce34"/>
          <table:table-cell table:number-columns-repeated="1013"/>
        </table:table-row>
        <table:table-row table:style-name="ro3">
          <table:table-cell table:style-name="ce31" office:value-type="float" office:value="10" calcext:value-type="float">
            <text:p>10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baseModel.php</text:p>
          </table:table-cell>
          <table:table-cell table:style-name="ce34" office:value-type="string" calcext:value-type="string">
            <text:p>model de base (connexion PDO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3" table:formula="of:=[.F11]-[.G11]" office:value-type="float" office:value="2" calcext:value-type="float">
            <text:p>2</text:p>
          </table:table-cell>
          <table:table-cell table:style-name="ce35" table:formula="of:=([.G11]/([.G11]+[.H11]))" office:value-type="percentage" office:value="0.833333333333333" calcext:value-type="percentage">
            <text:p>83,33%</text:p>
          </table:table-cell>
          <table:table-cell table:style-name="ce33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1" calcext:value-type="float">
            <text:p>11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ville.php</text:p>
          </table:table-cell>
          <table:table-cell table:style-name="ce34" office:value-type="string" calcext:value-type="string">
            <text:p>model ville (CRUD + auth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3" table:formula="of:=[.F12]-[.G12]" office:value-type="float" office:value="1" calcext:value-type="float">
            <text:p>1</text:p>
          </table:table-cell>
          <table:table-cell table:style-name="ce35" table:formula="of:=([.G12]/([.G12]+[.H12]))" office:value-type="percentage" office:value="0.928571428571429" calcext:value-type="percentage">
            <text:p>92,86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2" calcext:value-type="float">
            <text:p>12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besoin.php</text:p>
          </table:table-cell>
          <table:table-cell table:style-name="ce34" office:value-type="string" calcext:value-type="string">
            <text:p>model besoin (CRUD + par ville + <text:s/>type)</text:p>
          </table:table-cell>
          <table:table-cell table:style-name="ce34" office:value-type="string" calcext:value-type="string">
            <text:p>dev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3" table:formula="of:=[.F13]-[.G13]" office:value-type="float" office:value="0" calcext:value-type="float">
            <text:p>0</text:p>
          </table:table-cell>
          <table:table-cell table:style-name="ce35" table:formula="of:=([.G13]/([.G13]+[.H13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3" calcext:value-type="float">
            <text:p>13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don.php</text:p>
          </table:table-cell>
          <table:table-cell table:style-name="ce34" office:value-type="string" calcext:value-type="string">
            <text:p>model don (CRUD + non-dispatché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14]/([.G14]+[.H14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4" calcext:value-type="float">
            <text:p>14</text:p>
          </table:table-cell>
          <table:table-cell table:style-name="ce34" office:value-type="string" calcext:value-type="string">
            <text:p>Backend – Model</text:p>
          </table:table-cell>
          <table:table-cell table:style-name="ce34" office:value-type="string" calcext:value-type="string">
            <text:p>dispatch.php</text:p>
          </table:table-cell>
          <table:table-cell table:style-name="ce34" office:value-type="string" calcext:value-type="string">
            <text:p>model dispatch (simulation + stat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35" table:formula="of:=([.G15]/([.G15]+[.H15]))" office:value-type="percentage" office:value="0.96" calcext:value-type="percentage">
            <text:p>96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5" calcext:value-type="float">
            <text:p>15</text:p>
          </table:table-cell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16" calcext:value-type="float">
            <text:p>16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DashboardController</text:p>
          </table:table-cell>
          <table:table-cell table:style-name="ce34" office:value-type="string" calcext:value-type="string">
            <text:p>Controller Tableau de BORD (stat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3" table:formula="of:=[.F17]-[.G17]" office:value-type="float" office:value="5" calcext:value-type="float">
            <text:p>5</text:p>
          </table:table-cell>
          <table:table-cell table:style-name="ce35" table:formula="of:=([.G17]/([.G17]+[.H17]))" office:value-type="percentage" office:value="0.8" calcext:value-type="percentage">
            <text:p>8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7" calcext:value-type="float">
            <text:p>17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villeController.php</text:p>
          </table:table-cell>
          <table:table-cell table:style-name="ce34" office:value-type="string" calcext:value-type="string">
            <text:p>Controller Ville (CRUD + Show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3" table:formula="of:=[.F18]-[.G18]" office:value-type="float" office:value="12" calcext:value-type="float">
            <text:p>12</text:p>
          </table:table-cell>
          <table:table-cell table:style-name="ce35" table:formula="of:=([.G18]/([.G18]+[.H18]))" office:value-type="percentage" office:value="0.454545454545455" calcext:value-type="percentage">
            <text:p>45,45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8" calcext:value-type="float">
            <text:p>18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besoinController.php</text:p>
          </table:table-cell>
          <table:table-cell table:style-name="ce34" office:value-type="string" calcext:value-type="string">
            <text:p>Controller Besoin (CRUD + filtre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19]/([.G19]+[.H19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19" calcext:value-type="float">
            <text:p>19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donController.php</text:p>
          </table:table-cell>
          <table:table-cell table:style-name="ce34" office:value-type="string" calcext:value-type="string">
            <text:p>Controller don (CRUD + valiadation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0]/([.G20]+[.H20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0" calcext:value-type="float">
            <text:p>20</text:p>
          </table:table-cell>
          <table:table-cell table:style-name="ce34" office:value-type="string" calcext:value-type="string">
            <text:p>Backend – Controller</text:p>
          </table:table-cell>
          <table:table-cell table:style-name="ce34" office:value-type="string" calcext:value-type="string">
            <text:p>dispatchController.php</text:p>
          </table:table-cell>
          <table:table-cell table:style-name="ce34" office:value-type="string" calcext:value-type="string">
            <text:p>Controller Dispatch (Simuler/ <text:s/>Reset)</text:p>
          </table:table-cell>
          <table:table-cell table:style-name="ce34" office:value-type="string" calcext:value-type="string">
            <text:p>dev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3" table:formula="of:=[.F21]-[.G21]" office:value-type="float" office:value="0" calcext:value-type="float">
            <text:p>0</text:p>
          </table:table-cell>
          <table:table-cell table:style-name="ce35" table:formula="of:=([.G21]/([.G21]+[.H21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1" calcext:value-type="float">
            <text:p>21</text:p>
          </table:table-cell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22" calcext:value-type="float">
            <text:p>22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ashboard/ index.php</text:p>
          </table:table-cell>
          <table:table-cell table:style-name="ce34" office:value-type="string" calcext:value-type="string">
            <text:p>vue tableau de bord ( stats + cartes)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3" table:formula="of:=[.F23]-[.G23]" office:value-type="float" office:value="10" calcext:value-type="float">
            <text:p>10</text:p>
          </table:table-cell>
          <table:table-cell table:style-name="ce35" table:formula="of:=([.G23]/([.G23]+[.H23]))" office:value-type="percentage" office:value="0.5" calcext:value-type="percentage">
            <text:p>5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3" calcext:value-type="float">
            <text:p>23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index.php</text:p>
          </table:table-cell>
          <table:table-cell table:style-name="ce34" office:value-type="string" calcext:value-type="string">
            <text:p>vue liste des villes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4]/([.G24]+[.H24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4" calcext:value-type="float">
            <text:p>24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show.php</text:p>
          </table:table-cell>
          <table:table-cell table:style-name="ce34" office:value-type="string" calcext:value-type="string">
            <text:p>vue details d une ville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5]/([.G25]+[.H25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5" calcext:value-type="float">
            <text:p>25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create.php</text:p>
          </table:table-cell>
          <table:table-cell table:style-name="ce34" office:value-type="string" calcext:value-type="string">
            <text:p>vue formulaire ajout ville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6]/([.G26]+[.H26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6" calcext:value-type="float">
            <text:p>26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Ville/ edit.php</text:p>
          </table:table-cell>
          <table:table-cell table:style-name="ce34" office:value-type="string" calcext:value-type="string">
            <text:p>vue formulaire modif ville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7]/([.G27]+[.H27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7" calcext:value-type="float">
            <text:p>27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besoin/ index.php</text:p>
          </table:table-cell>
          <table:table-cell table:style-name="ce34" office:value-type="string" calcext:value-type="string">
            <text:p>vue liste des besoins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28]/([.G28]+[.H28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8" calcext:value-type="float">
            <text:p>28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besoin/ create.php</text:p>
          </table:table-cell>
          <table:table-cell table:style-name="ce34" office:value-type="string" calcext:value-type="string">
            <text:p>vue formulaire ajout besoin</text:p>
          </table:table-cell>
          <table:table-cell table:style-name="ce34" office:value-type="string" calcext:value-type="string">
            <text:p>dev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3" table:formula="of:=[.F29]-[.G29]" office:value-type="float" office:value="0" calcext:value-type="float">
            <text:p>0</text:p>
          </table:table-cell>
          <table:table-cell table:style-name="ce35" table:formula="of:=([.G29]/([.G29]+[.H29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29" calcext:value-type="float">
            <text:p>29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besoin/ edit.php</text:p>
          </table:table-cell>
          <table:table-cell table:style-name="ce34" office:value-type="string" calcext:value-type="string">
            <text:p>vue formulaire modif besoin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0]/([.G30]+[.H30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0" calcext:value-type="float">
            <text:p>30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on/ index.php</text:p>
          </table:table-cell>
          <table:table-cell table:style-name="ce34" office:value-type="string" calcext:value-type="string">
            <text:p>vue liste dons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3" table:formula="of:=[.F31]-[.G31]" office:value-type="float" office:value="2" calcext:value-type="float">
            <text:p>2</text:p>
          </table:table-cell>
          <table:table-cell table:style-name="ce35" table:formula="of:=([.G31]/([.G31]+[.H31]))" office:value-type="percentage" office:value="0.846153846153846" calcext:value-type="percentage">
            <text:p>84,62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1" calcext:value-type="float">
            <text:p>31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on/ create.php</text:p>
          </table:table-cell>
          <table:table-cell table:style-name="ce34" office:value-type="string" calcext:value-type="string">
            <text:p>vue formulaire ajout don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2]/([.G32]+[.H32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2" calcext:value-type="float">
            <text:p>32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on/ edit.php</text:p>
          </table:table-cell>
          <table:table-cell table:style-name="ce34" office:value-type="string" calcext:value-type="string">
            <text:p>vue formulire modif don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3]/([.G33]+[.H33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3" calcext:value-type="float">
            <text:p>33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dispatch/ index.php</text:p>
          </table:table-cell>
          <table:table-cell table:style-name="ce34" office:value-type="string" calcext:value-type="string">
            <text:p>Vue dispatch + simulation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4]/([.G34]+[.H34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4" calcext:value-type="float">
            <text:p>34</text:p>
          </table:table-cell>
          <table:table-cell table:style-name="ce34" office:value-type="string" calcext:value-type="string">
            <text:p>Front End – Vue </text:p>
          </table:table-cell>
          <table:table-cell table:style-name="ce34" office:value-type="string" calcext:value-type="string">
            <text:p>Errors/ 404.php</text:p>
          </table:table-cell>
          <table:table-cell table:style-name="ce34" office:value-type="string" calcext:value-type="string">
            <text:p>page erreur 404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3" table:formula="of:=[.F35]-[.G35]" office:value-type="float" office:value="3" calcext:value-type="float">
            <text:p>3</text:p>
          </table:table-cell>
          <table:table-cell table:style-name="ce35" table:formula="of:=([.G35]/([.G35]+[.H35]))" office:value-type="percentage" office:value="0.4" calcext:value-type="percentage">
            <text:p>4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31" office:value-type="float" office:value="35" calcext:value-type="float">
            <text:p>35</text:p>
          </table:table-cell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1" office:value-type="float" office:value="36" calcext:value-type="float">
            <text:p>36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fonts.css</text:p>
          </table:table-cell>
          <table:table-cell table:style-name="ce34" office:value-type="string" calcext:value-type="string">
            <text:p>Configuration <text:s/>des polices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([.G37]/([.G37]+[.H37]))" office:value-type="percentage" office:value="1" calcext:value-type="percentage">
            <text:p>100,00%</text:p>
          </table:table-cell>
          <table:table-cell table:style-name="ce34" office:value-type="string" calcext:value-type="string">
            <text:p>Itie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4">
          <table:table-cell table:style-name="ce31" office:value-type="float" office:value="37" calcext:value-type="float">
            <text:p>37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Custom.css</text:p>
          </table:table-cell>
          <table:table-cell table:style-name="ce34" office:value-type="string" calcext:value-type="string">
            <text:p>Style personnalise de l application 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3" table:formula="of:=[.F38]-[.G38]" office:value-type="float" office:value="10" calcext:value-type="float">
            <text:p>10</text:p>
          </table:table-cell>
          <table:table-cell table:style-name="ce35" table:formula="of:=([.G38]/([.G38]+[.H38]))" office:value-type="percentage" office:value="0.333333333333333" calcext:value-type="percentage">
            <text:p>33,33%</text:p>
          </table:table-cell>
          <table:table-cell table:style-name="ce34" office:value-type="string" calcext:value-type="string">
            <text:p>Armella</text:p>
          </table:table-cell>
          <table:table-cell table:style-name="ce34" office:value-type="string" calcext:value-type="string">
            <text:p>ok</text:p>
          </table:table-cell>
          <table:table-cell table:number-columns-repeated="1013"/>
        </table:table-row>
        <table:table-row table:style-name="ro4">
          <table:table-cell table:style-name="ce31" office:value-type="float" office:value="38" calcext:value-type="float">
            <text:p>38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custom.js</text:p>
          </table:table-cell>
          <table:table-cell table:style-name="ce34" office:value-type="string" calcext:value-type="string">
            <text:p>Script javascript personnalise</text:p>
          </table:table-cell>
          <table:table-cell table:style-name="ce34" office:value-type="string" calcext:value-type="string">
            <text:p>dev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3" table:formula="of:=[.F39]-[.G39]" office:value-type="float" office:value="6" calcext:value-type="float">
            <text:p>6</text:p>
          </table:table-cell>
          <table:table-cell table:style-name="ce35" table:formula="of:=([.G39]/([.G39]+[.H39]))" office:value-type="percentage" office:value="0.4" calcext:value-type="percentage">
            <text:p>40,00%</text:p>
          </table:table-cell>
          <table:table-cell table:style-name="ce34" office:value-type="string" calcext:value-type="string">
            <text:p>Houssena</text:p>
          </table:table-cell>
          <table:table-cell table:style-name="ce34" office:value-type="string" calcext:value-type="string">
            <text:p>wip</text:p>
          </table:table-cell>
          <table:table-cell table:number-columns-repeated="1013"/>
        </table:table-row>
        <table:table-row table:style-name="ro4">
          <table:table-cell table:style-name="ce31" office:value-type="float" office:value="39" calcext:value-type="float">
            <text:p>39</text:p>
          </table:table-cell>
          <table:table-cell table:style-name="ce22" office:value-type="string" calcext:value-type="string">
            <text:p>Frontend </text:p>
          </table:table-cell>
          <table:table-cell table:style-name="ce22" office:value-type="string" calcext:value-type="string">
            <text:p>Custom.css</text:p>
          </table:table-cell>
          <table:table-cell table:style-name="ce22" office:value-type="string" calcext:value-type="string">
            <text:p>(suite)</text:p>
          </table:table-cell>
          <table:table-cell table:style-name="ce22" office:value-type="string" calcext:value-type="string">
            <text:p>dev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33" table:formula="of:=[.F40]-[.G40]" office:value-type="float" office:value="0" calcext:value-type="float">
            <text:p>0</text:p>
          </table:table-cell>
          <table:table-cell table:style-name="ce35" office:value-type="percentage" office:value="1" calcext:value-type="percentage">
            <text:p>100,00%</text:p>
          </table:table-cell>
          <table:table-cell table:style-name="ce22" office:value-type="string" calcext:value-type="string">
            <text:p>Armella</text:p>
          </table:table-cell>
          <table:table-cell table:style-name="ce22" office:value-type="string" calcext:value-type="string">
            <text:p>ok</text:p>
          </table:table-cell>
          <table:table-cell table:number-columns-repeated="1013"/>
        </table:table-row>
        <table:table-row table:style-name="ro1" table:number-rows-repeated="96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ancement projet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1" table:default-cell-style-name="Default"/>
        <table:table-column table:style-name="co5" table:number-columns-repeated="998" table:default-cell-style-name="Default"/>
        <table:table-row table:style-name="ro1">
          <table:table-cell table:style-name="ce14" office:value-type="string" calcext:value-type="string">
            <text:p>estimation total</text:p>
          </table:table-cell>
          <table:table-cell table:style-name="ce14" office:value-type="string" calcext:value-type="string">
            <text:p>temps passé total</text:p>
          </table:table-cell>
          <table:table-cell table:style-name="ce14" office:value-type="string" calcext:value-type="string">
            <text:p>reste à faire total</text:p>
          </table:table-cell>
          <table:table-cell table:style-name="ce14" office:value-type="string" calcext:value-type="string">
            <text:p>avancement</text:p>
          </table:table-cell>
          <table:table-cell table:style-name="ce14" office:value-type="string" calcext:value-type="string">
            <text:p>dépassement</text:p>
          </table:table-cell>
          <table:table-cell table:number-columns-repeated="1019"/>
        </table:table-row>
        <table:table-row table:style-name="ro1">
          <table:table-cell table:style-name="ce15" table:formula="of:=SUM([$'liste des taches'.G2:.G329])" office:value-type="float" office:value="479" calcext:value-type="float">
            <text:p>479</text:p>
          </table:table-cell>
          <table:table-cell table:style-name="ce15" table:formula="of:=SUM([$'liste des taches'.F:.F])" office:value-type="float" office:value="442" calcext:value-type="float">
            <text:p>442</text:p>
          </table:table-cell>
          <table:table-cell table:style-name="ce15" table:formula="of:=SUM([$'liste des taches'.G:.G])" office:value-type="float" office:value="479" calcext:value-type="float">
            <text:p>479</text:p>
          </table:table-cell>
          <table:table-cell table:style-name="ce16" table:formula="of:=([.B2]/([.B2]+[.C2]))" office:value-type="percentage" office:value="0.479913137893594" calcext:value-type="percentage">
            <text:p>47,99%</text:p>
          </table:table-cell>
          <table:table-cell table:style-name="ce17" table:formula="of:=(([.B2]+[.C2])-[.A2])/[.A2]" office:value-type="percentage" office:value="0.922755741127349" calcext:value-type="percentage">
            <text:p>92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table:formula="of:=[.C2]/60" office:value-type="float" office:value="7.98333333333333" calcext:value-type="float">
            <text:p>7,98333333333333</text:p>
          </table:table-cell>
          <table:table-cell table:style-name="ce15" office:value-type="string" calcext:value-type="string">
            <text:p>heure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1"/>
          <table:table-cell table:style-name="ce22" table:number-columns-repeated="2"/>
          <table:table-cell table:style-name="ce34"/>
          <table:table-cell table:style-name="ce22" table:number-columns-repeated="3"/>
          <table:table-cell table:style-name="ce33"/>
          <table:table-cell table:style-name="ce35"/>
          <table:table-cell table:style-name="ce22" table:number-columns-repeated="2"/>
          <table:table-cell table:number-columns-repeated="1012"/>
        </table:table-row>
        <table:table-row table:style-name="ro1" table:number-rows-repeated="28">
          <table:table-cell/>
          <table:table-cell table:style-name="ce31"/>
          <table:table-cell table:style-name="ce34" table:number-columns-repeated="6"/>
          <table:table-cell table:style-name="ce33"/>
          <table:table-cell table:style-name="ce35"/>
          <table:table-cell table:style-name="ce34" table:number-columns-repeated="2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 table:number-columns-repeated="6"/>
          <table:table-cell table:style-name="ce33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 table:number-columns-repeated="5"/>
          <table:table-cell table:style-name="ce33" table:number-columns-repeated="2"/>
          <table:table-cell table:style-name="ce35"/>
          <table:table-cell table:style-name="ce36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 table:number-columns-repeated="2"/>
          <table:table-cell table:style-name="ce33"/>
          <table:table-cell table:style-name="ce34"/>
          <table:table-cell table:style-name="ce33" table:number-columns-repeated="3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4"/>
          <table:table-cell table:style-name="ce33" table:number-columns-repeated="6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7"/>
          <table:table-cell table:style-name="ce35"/>
          <table:table-cell table:style-name="ce34" table:number-columns-repeated="2"/>
          <table:table-cell table:number-columns-repeated="1012"/>
        </table:table-row>
        <table:table-row table:style-name="ro1" table:number-rows-repeated="2">
          <table:table-cell/>
          <table:table-cell table:style-name="ce31"/>
          <table:table-cell table:style-name="ce33" table:number-columns-repeated="7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2"/>
          <table:table-cell table:style-name="ce34"/>
          <table:table-cell table:style-name="ce33" table:number-columns-repeated="4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7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>
          <table:table-cell/>
          <table:table-cell table:style-name="ce31"/>
          <table:table-cell table:style-name="ce33" table:number-columns-repeated="2"/>
          <table:table-cell/>
          <table:table-cell table:style-name="ce33" table:number-columns-repeated="4"/>
          <table:table-cell table:style-name="ce35"/>
          <table:table-cell table:style-name="ce33"/>
          <table:table-cell table:style-name="ce34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42"/>
          <table:table-cell table:number-columns-repeated="1014"/>
        </table:table-row>
        <table:table-row table:style-name="ro1" table:number-rows-repeated="95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il" table:style-name="ta4">
        <office:forms form:automatic-focus="false" form:apply-design-mode="false"/>
        <table:table-column table:style-name="co3" table:number-columns-repeated="28" table:default-cell-style-name="Default"/>
        <table:table-column table:style-name="co5" table:number-columns-repeated="996" table:default-cell-style-name="Default"/>
        <table:table-row table:style-name="ro1">
          <table:table-cell table:style-name="ce12" office:value-type="string" calcext:value-type="string">
            <text:p>Ligne</text:p>
          </table:table-cell>
          <table:table-cell table:style-name="ce1" office:value-type="string" calcext:value-type="string">
            <text:p>Total</text:p>
          </table:table-cell>
          <table:table-cell table:style-name="ce18" office:value-type="date" office:date-value="2026-01-26" calcext:value-type="date">
            <text:p>26/1</text:p>
          </table:table-cell>
          <table:table-cell table:style-name="ce18" office:value-type="date" office:date-value="2026-01-27" calcext:value-type="date">
            <text:p>27/1</text:p>
          </table:table-cell>
          <table:table-cell table:style-name="ce18" office:value-type="date" office:date-value="2026-01-28" calcext:value-type="date">
            <text:p>28/1</text:p>
          </table:table-cell>
          <table:table-cell table:number-columns-repeated="101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5" table:formula="of:=SUM([.D2:.P2])" office:value-type="float" office:value="20" calcext:value-type="float">
            <text:p>20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table:formula="of:=SUM([.D3:.P3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table:formula="of:=SUM([.D4:.P4])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table:formula="of:=SUM([.D5:.P5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table:formula="of:=SUM([.D6:.P6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5" table:formula="of:=SUM([.D7:.P7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table:formula="of:=SUM([.D8:.P8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cap.G1:Recap.H1048576" table:orientation="column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liste des taches'.A1:'liste des taches'.XFD1048576">
          <table:sort>
            <table:sort-by table:field-number="5" table:data-type="automatic"/>
            <table:sort-by table:field-number="9" table:data-type="automatic"/>
          </table:sort>
        </table:database-range>
        <table:database-range table:name="__Anonymous_Sheet_DB__2" table:target-range-address="'avancement projet'.B8:'avancement projet'.L46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Recap" table:application-data="" table:target-range-address="Recap.A3:Recap.A4" table:buttons="" table:show-filter-button="false">
          <table:source-cell-range table:cell-range-address="'liste des taches'.C1:'liste des taches'.L20"/>
          <table:data-pilot-field table:source-field-name="Modu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ogin" table:display="true" table:show-details="true"/>
                <table:data-pilot-member table:name="dashboard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m p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ndex.php" table:display="true" table:show-details="true"/>
                <table:data-pilot-member table:name="" table:display="true" table:show-details="true"/>
                <table:data-pilot-member table:name="baseModel.php" table:display="true" table:show-details="true"/>
                <table:data-pilot-member table:name="besoin.php" table:display="true" table:show-details="true"/>
                <table:data-pilot-member table:name="besoinController.php" table:display="true" table:show-details="true"/>
                <table:data-pilot-member table:name="DashboardController" table:display="true" table:show-details="true"/>
                <table:data-pilot-member table:name="database.php" table:display="true" table:show-details="true"/>
                <table:data-pilot-member table:name="dispatch.php" table:display="true" table:show-details="true"/>
                <table:data-pilot-member table:name="don.php" table:display="true" table:show-details="true"/>
                <table:data-pilot-member table:name="donController.php" table:display="true" table:show-details="true"/>
                <table:data-pilot-member table:name="footer.php" table:display="true" table:show-details="true"/>
                <table:data-pilot-member table:name="header.php" table:display="true" table:show-details="true"/>
                <table:data-pilot-member table:name="Routes.php" table:display="true" table:show-details="true"/>
                <table:data-pilot-member table:name="Schema.sql" table:display="true" table:show-details="true"/>
                <table:data-pilot-member table:name="ville.php" table:display="true" table:show-details="true"/>
                <table:data-pilot-member table:name="villeController.ph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configuration connexion Mysql (PDO)" table:display="true" table:show-details="true"/>
                <table:data-pilot-member table:name="configuration URL (routes) " table:display="true" table:show-details="true"/>
                <table:data-pilot-member table:name="Controller Besoin (CRUD + filtre)" table:display="true" table:show-details="true"/>
                <table:data-pilot-member table:name="Controller don (CRUD + valiadation)" table:display="true" table:show-details="true"/>
                <table:data-pilot-member table:name="Controller Tableau de BORD (stats)" table:display="true" table:show-details="true"/>
                <table:data-pilot-member table:name="Controller Ville (CRUD + Show)" table:display="true" table:show-details="true"/>
                <table:data-pilot-member table:name="Creation table villes/ types_besoin/ besoins/ dons/ dispatch + données seed" table:display="true" table:show-details="true"/>
                <table:data-pilot-member table:name="en tete pour toutes les pages  " table:display="true" table:show-details="true"/>
                <table:data-pilot-member table:name="integration globale du framework Flighten " table:display="true" table:show-details="true"/>
                <table:data-pilot-member table:name="model besoin (CRUD + par ville +  type)" table:display="true" table:show-details="true"/>
                <table:data-pilot-member table:name="model de base (connexion PDO)" table:display="true" table:show-details="true"/>
                <table:data-pilot-member table:name="model dispatch (simulation + stats)" table:display="true" table:show-details="true"/>
                <table:data-pilot-member table:name="model don (CRUD + non-dispatchés)" table:display="true" table:show-details="true"/>
                <table:data-pilot-member table:name="model ville (CRUD + auth)" table:display="true" table:show-details="true"/>
                <table:data-pilot-member table:name="pied de page pour toutes les pages" table:display="true" table:show-details="true"/>
                <table:data-pilot-member table:name="Point d’entrée public (bootstrap App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dev" table:display="true" table:show-details="true"/>
                <table:data-pilot-member table:name="Integratio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mps passé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" table:display="true" table:show-details="true"/>
                <table:data-pilot-member table:name="10" table:display="true" table:show-details="true"/>
                <table:data-pilot-member table:name="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te à fai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1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ancem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45,45%" table:display="true" table:show-details="true"/>
                <table:data-pilot-member table:name="71,43%" table:display="true" table:show-details="true"/>
                <table:data-pilot-member table:name="80,00%" table:display="true" table:show-details="true"/>
                <table:data-pilot-member table:name="83,33%" table:display="true" table:show-details="true"/>
                <table:data-pilot-member table:name="92,86%" table:display="true" table:show-details="true"/>
                <table:data-pilot-member table:name="96,00%" table:display="true" table:show-details="true"/>
                <table:data-pilot-member table:name="100,00%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ok" table:display="true" table:show-details="true"/>
                <table:data-pilot-member table:name="wi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5" table:display="true" table:show-details="true"/>
                <table:data-pilot-member table:name="10" table:display="true" table:show-details="true"/>
                <table:data-pilot-member table:name="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2" table:display="true" table:show-details="true"/>
                <table:data-pilot-member table:name="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Armella" table:display="true" table:show-details="true"/>
                <table:data-pilot-member table:name="Houssena" table:display="true" table:show-details="true"/>
                <table:data-pilot-member table:name="Itiela" table:display="true" table:show-details="true"/>
              </table:data-pilot-members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2pt" style:font-name-asian="Linux Libertine G" style:font-family-asian="'Linux Libertine G'" style:font-family-generic-asian="system" style:font-pitch-asian="variable" style:font-size-asian="12pt" style:font-name-complex="Aptos Narrow" style:font-family-complex="'Aptos Narrow'" style:font-size-complex="12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0">
      <number:day/>
      <number:text>/</number:text>
      <number:month/>
    </number:date-style>
    <number:percentage-style style:name="N121">
      <number:number number:decimal-places="2" number:min-decimal-places="2" number:min-integer-digits="1"/>
      <number:text>%</number:text>
    </number:percentage-style>
    <number:percentage-style style:name="N122">
      <number:number number:decimal-places="0" number:min-decimal-places="0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8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9P0"/>
    </number:number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 loext:blank-width-char="-3">-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name-asian="Linux Libertine G" style:font-family-asian="'Linux Libertine G'" style:font-family-generic-asian="system" style:font-pitch-asian="variable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5:01:10.785353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ap" style:display-name="PageStyle_Rec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e_20_des_20_taches" style:display-name="PageStyle_liste des tach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ancement_20_projet" style:display-name="PageStyle_avancement proj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" style:display-name="PageStyle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8:10:07</meta:creation-date>
    <meta:initial-creator>Rojo Raben</meta:initial-creator>
    <meta:generator>LibreOffice/24.2.7.2$Linux_X86_64 LibreOffice_project/420$Build-2</meta:generator>
    <dc:date>2026-02-16T16:00:35.680428285</dc:date>
    <meta:editing-duration>PT24M48S</meta:editing-duration>
    <meta:editing-cycles>7</meta:editing-cycles>
    <meta:document-statistic meta:table-count="4" meta:cell-count="435" meta:object-count="0"/>
  </office:meta>
</office:document-meta>
</file>